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svg:stroke-width="0.1cm" draw:fill-color="#ffffff"/>
    </style:style>
    <style:style style:name="gr3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4.231cm"/>
          <draw:glue-point draw:id="6" svg:x="-5cm" svg:y="-0.385cm"/>
          <draw:glue-point draw:id="7" svg:x="5cm" svg:y="-0.385cm"/>
          <draw:glue-point draw:id="8" svg:x="0cm" svg:y="-0.385cm"/>
          <draw:glue-point draw:id="9" svg:x="0cm" svg:y="-0.385cm"/>
          <draw:circle draw:style-name="gr1" draw:layer="layout" svg:width="1.846cm" svg:height="1.846cm" svg:x="0cm" svg:y="0cm">
            <text:p/>
          </draw:circle>
          <draw:polygon draw:style-name="gr2" draw:layer="layout" svg:width="1.846cm" svg:height="0.424cm" svg:x="0cm" svg:y="1.576cm" svg:viewBox="0 0 1847 425" draw:points="277,0 0,425 1847,425 1569,0">
            <text:p/>
          </draw:polygon>
          <draw:circle draw:style-name="gr3" draw:layer="layout" svg:width="1.846cm" svg:height="1.846cm" svg:x="0cm" svg:y="0cm">
            <text:p/>
          </draw:circle>
          <draw:polyline draw:style-name="gr3" draw:layer="layout" svg:width="1.846cm" svg:height="0.424cm" svg:x="0cm" svg:y="1.576cm" svg:viewBox="0 0 1847 425" draw:points="277,0 0,425 1847,425 1569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pump</dc:title>
    <meta:creation-date>2011-02-07T16:59:19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